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1dbb9" officeooo:paragraph-rsid="0011dbb9"/>
    </style:style>
    <style:style style:name="P2" style:family="paragraph" style:parent-style-name="Standard" style:list-style-name="L1">
      <style:text-properties style:font-name="Calibri" officeooo:rsid="0011dbb9" officeooo:paragraph-rsid="0011dbb9"/>
    </style:style>
    <style:style style:name="P3" style:family="paragraph" style:parent-style-name="Standard" style:list-style-name="L2">
      <style:text-properties style:font-name="Calibri" officeooo:rsid="0012339c" officeooo:paragraph-rsid="0012339c"/>
    </style:style>
    <style:style style:name="P4" style:family="paragraph" style:parent-style-name="Standard">
      <style:text-properties style:font-name="Calibri" officeooo:rsid="0012339c" officeooo:paragraph-rsid="0012339c"/>
    </style:style>
    <style:style style:name="P5" style:family="paragraph" style:parent-style-name="Standard">
      <style:text-properties style:font-name="Calibri" officeooo:rsid="00139fc9" officeooo:paragraph-rsid="00139fc9"/>
    </style:style>
    <style:style style:name="P6" style:family="paragraph" style:parent-style-name="Standard">
      <style:text-properties style:font-name="Calibri" fo:font-size="16pt" style:text-underline-style="none" fo:font-weight="bold" officeooo:rsid="00139fc9" officeooo:paragraph-rsid="00139fc9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Calibri" fo:font-size="16pt" fo:font-weight="bold" officeooo:rsid="0011dbb9" officeooo:paragraph-rsid="0011dbb9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alibri" fo:font-size="12pt" fo:font-weight="normal" officeooo:rsid="0011dbb9" officeooo:paragraph-rsid="0011dbb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libri" fo:font-size="22pt" fo:font-weight="bold" officeooo:rsid="0016c8d4" officeooo:paragraph-rsid="0016c8d4" style:font-size-asian="19.25pt" style:font-weight-asian="bold" style:font-size-complex="22pt" style:font-weight-complex="bold"/>
    </style:style>
    <style:style style:name="P10" style:family="paragraph" style:parent-style-name="Table_20_Contents">
      <style:text-properties officeooo:rsid="00180125" officeooo:paragraph-rsid="00180125"/>
    </style:style>
    <style:style style:name="P11" style:family="paragraph" style:parent-style-name="Table_20_Contents">
      <style:paragraph-properties fo:text-align="end" style:justify-single-word="false"/>
      <style:text-properties officeooo:rsid="00180125" officeooo:paragraph-rsid="001801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i Projet PHP</text:p>
      <text:p text:style-name="P9">Entropie</text:p>
      <text:p text:style-name="P8"/>
      <text:p text:style-name="P8"/>
      <text:p text:style-name="P8"/>
      <text:p text:style-name="P7">Introduction</text:p>
      <text:p text:style-name="P1"/>
      <text:p text:style-name="P1"/>
      <text:p text:style-name="P1"/>
      <text:p text:style-name="P7">Réflections pré-programmation</text:p>
      <text:p text:style-name="P1"/>
      <text:list xml:id="list1412670915092441057" text:style-name="L2">
        <text:list-item>
          <text:p text:style-name="P3">Analyse des différentes règles à prendre en compte dans notre application</text:p>
        </text:list-item>
        <text:list-item>
          <text:p text:style-name="P3">...</text:p>
        </text:list-item>
      </text:list>
      <text:p text:style-name="P4"/>
      <text:p text:style-name="P1"/>
      <text:p text:style-name="P7">L'architecture globale de l'application</text:p>
      <text:p text:style-name="P1"/>
      <text:list xml:id="list2693836162473762556" text:style-name="L1">
        <text:list-item>
          <text:p text:style-name="P2">autoloader basique</text:p>
          <text:list>
            <text:list-item>
              <text:p text:style-name="P2">chargement automatique des différentes classes nécessaires à notre application</text:p>
            </text:list-item>
          </text:list>
        </text:list-item>
        <text:list-item>
          <text:p text:style-name="P2">Objets</text:p>
          <text:list>
            <text:list-item>
              <text:p text:style-name="P2">Pawn : la classe représentant un Pion</text:p>
            </text:list-item>
            <text:list-item>
              <text:p text:style-name="P2">Player : la classe réprésentant un Joueur</text:p>
            </text:list-item>
            <text:list-item>
              <text:p text:style-name="P2">App : la classe permettant la gestion des parties et des différents événement nécessaire au bon déroulement d'une partie. Nécessite l'utilisation de Session.</text:p>
            </text:list-item>
            <text:list-item>
              <text:p text:style-name="P2">Game : la classe permettant la gestion d'une partie (début, différentes règles à respecter, fin de partie)</text:p>
            </text:list-item>
          </text:list>
        </text:list-item>
      </text:list>
      <text:p text:style-name="P1"/>
      <text:p text:style-name="P6">Les difficultés rencontrées</text:p>
      <text:p text:style-name="P5"/>
      <text:p text:style-name="P5"/>
      <text:p text:style-name="P5"/>
      <text:p text:style-name="P1"/>
      <text:p text:style-name="P7">Conclusio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text-properties officeooo:rsid="00180125" officeooo:paragraph-rsid="00180125"/>
    </style:style>
    <style:style style:name="MP2" style:family="paragraph" style:parent-style-name="Table_20_Contents">
      <style:paragraph-properties fo:text-align="end" style:justify-single-word="false"/>
      <style:text-properties officeooo:rsid="00180125" officeooo:paragraph-rsid="0018012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1">CHEPEAU Corentin</text:p>
              <text:p text:style-name="MP1">Sélim Dahmani</text:p>
              <text:p text:style-name="MP1">INFO 2 Groupe 3</text:p>
            </table:table-cell>
            <table:table-cell table:style-name="Table1.A1" office:value-type="string">
              <text:p text:style-name="MP2">IUT De Nantes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1S</meta:editing-duration>
    <meta:editing-cycles>9</meta:editing-cycles>
    <meta:generator>LibreOffice/5.0.2.2$Windows_x86 LibreOffice_project/37b43f919e4de5eeaca9b9755ed688758a8251fe</meta:generator>
    <dc:date>2015-11-11T15:17:49.552000000</dc:date>
    <meta:document-statistic meta:table-count="1" meta:image-count="0" meta:object-count="0" meta:page-count="1" meta:paragraph-count="20" meta:word-count="113" meta:character-count="727" meta:non-whitespace-character-count="643"/>
    <meta:user-defined meta:name="Info 1"/>
    <meta:user-defined meta:name="Info 2"/>
    <meta:user-defined meta:name="Info 3"/>
    <meta:user-defined meta:name="Info 4"/>
  </office:meta>
</office:document-meta>
</file>